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C00000082879E448457A875CA.png" manifest:media-type="image/png"/>
  <manifest:file-entry manifest:full-path="Pictures/100002010000006B0000006436818389A8B8554D.png" manifest:media-type="image/png"/>
  <manifest:file-entry manifest:full-path="Pictures/1000092D00000B0F00000A5678E0B3D864E9D2A0.svg" manifest:media-type="image/svg+xml"/>
  <manifest:file-entry manifest:full-path="Pictures/1000043F00000E8500000D67F4F05BF0B57DBC7B.svg" manifest:media-type="image/svg+xml"/>
  <manifest:file-entry manifest:full-path="Pictures/1000161700000B0F00000A56771FE40AF6BDD3D5.svg" manifest:media-type="image/svg+xml"/>
  <manifest:file-entry manifest:full-path="Pictures/100002010000006B00000064386E15F55850A4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07cm" svg:height="5.615cm" svg:x="20.939cm" svg:y="7.361cm">
          <draw:image xlink:href="Pictures/1000161700000B0F00000A56771FE40AF6BDD3D5.svg" xlink:type="simple" xlink:show="embed" xlink:actuate="onLoad" loext:mime-type="image/svg+xml">
            <text:p text:style-name="P1"><text:span text:style-name="T1">Banyan</text:span></text:p>
            <text:p text:style-name="P1"><text:span text:style-name="T1"><text:s/></text:span><text:span text:style-name="T1">Network</text:span></text:p>
          </draw:image>
          <draw:image xlink:href="Pictures/100002010000006B00000064386E15F55850A46B.png" xlink:type="simple" xlink:show="embed" xlink:actuate="onLoad" loext:mime-type="image/png"/>
        </draw:frame>
        <draw:frame draw:style-name="gr1" draw:text-style-name="P1" draw:layer="layout" svg:width="5.955cm" svg:height="5.566cm" svg:x="1.343cm" svg:y="7.361cm">
          <draw:image xlink:href="Pictures/1000092D00000B0F00000A5678E0B3D864E9D2A0.svg" xlink:type="simple" xlink:show="embed" xlink:actuate="onLoad" loext:mime-type="image/svg+xml">
            <text:p text:style-name="P1"><text:span text:style-name="T1">MQTT</text:span></text:p>
            <text:p text:style-name="P1"><text:span text:style-name="T1"><text:s/></text:span><text:span text:style-name="T1">Network</text:span></text:p>
          </draw:image>
          <draw:image xlink:href="Pictures/100002010000006B0000006436818389A8B8554D.png" xlink:type="simple" xlink:show="embed" xlink:actuate="onLoad" loext:mime-type="image/png"/>
        </draw:frame>
        <draw:frame draw:style-name="gr1" draw:text-style-name="P2" draw:layer="layout" svg:width="5.955cm" svg:height="5.566cm" svg:x="10.92cm" svg:y="7.361cm">
          <draw:image xlink:href="Pictures/1000043F00000E8500000D67F4F05BF0B57DBC7B.svg" xlink:type="simple" xlink:show="embed" xlink:actuate="onLoad" loext:mime-type="image/svg+xml">
            <text:p text:style-name="P2"/>
            <text:p text:style-name="P2"><text:span text:style-name="T1">Banyan</text:span></text:p>
            <text:p text:style-name="P2"><text:span text:style-name="T1">MQTT</text:span></text:p>
            <text:p text:style-name="P2"><text:span text:style-name="T1">Gateway</text:span></text:p>
          </draw:image>
          <draw:image xlink:href="Pictures/100002010000008C00000082879E448457A875CA.png" xlink:type="simple" xlink:show="embed" xlink:actuate="onLoad" loext:mime-type="image/png"/>
        </draw:frame>
        <draw:line draw:style-name="gr2" draw:text-style-name="P2" draw:layer="layout" svg:x1="6.842cm" svg:y1="10.144cm" svg:x2="11.16cm" svg:y2="10.144cm">
          <text:p/>
        </draw:line>
        <draw:line draw:style-name="gr2" draw:text-style-name="P2" draw:layer="layout" svg:x1="16.494cm" svg:y1="10.09cm" svg:x2="21.447cm" svg:y2="10.144cm">
          <text:p/>
        </draw:line>
        <draw:frame draw:style-name="gr3" draw:text-style-name="P4" draw:layer="layout" svg:width="4.029cm" svg:height="1.199cm" svg:x="7.204cm" svg:y="9.128cm">
          <draw:text-box>
            <text:p text:style-name="P3"><text:span text:style-name="T2">MQTT Messages</text:span></text:p>
          </draw:text-box>
        </draw:frame>
        <draw:frame draw:style-name="gr3" draw:text-style-name="P4" draw:layer="layout" svg:width="4.325cm" svg:height="1.199cm" svg:x="16.995cm" svg:y="9.125cm">
          <draw:text-box>
            <text:p text:style-name="P3"><text:span text:style-name="T2">B</text:span><text:span text:style-name="T2">a</text:span><text:span text:style-name="T2">n</text:span><text:span text:style-name="T2">y</text:span><text:span text:style-name="T2">a</text:span><text:span text:style-name="T2">n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08:03:51.677752349</meta:creation-date>
    <dc:date>2019-02-13T08:20:59.219847405</dc:date>
    <meta:editing-duration>PT6M56S</meta:editing-duration>
    <meta:editing-cycles>1</meta:editing-cycles>
    <meta:document-statistic meta:object-count="7"/>
    <meta:generator>LibreOffice/6.1.4.2$Linux_X86_64 LibreOffice_project/10$Build-2</meta:generator>
  </office:meta>
</office:document-meta>
</file>